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margin-top="0cm" fo:margin-bottom="0cm" style:contextual-spacing="false" fo:line-height="100%" fo:text-align="justify" style:justify-single-word="false"/>
    </style:style>
    <style:style style:name="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4" style:family="paragraph" style:parent-style-name="Text_20_body">
      <style:paragraph-properties fo:margin-top="0cm" fo:margin-bottom="0cm" style:contextual-spacing="false" fo:line-height="100%" fo:text-align="center" style:justify-single-word="false"/>
    </style:style>
    <style:style style:name="P5"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P6" style:family="paragraph" style:parent-style-name="Text_20_body">
      <style:paragraph-properties fo:margin-top="0cm" fo:margin-bottom="0cm" style:contextual-spacing="false" fo:line-height="100%" fo:text-align="end" style:justify-single-word="false"/>
      <style:text-properties style:font-name="Bitstream Vera Sans" fo:font-size="11pt" fo:font-weight="bold" style:font-size-asian="11pt" style:font-weight-asian="bold" style:font-name-complex="Tahoma" style:font-size-complex="11pt" style:font-weight-complex="bold"/>
    </style:style>
    <style:style style:name="P7" style:family="paragraph" style:parent-style-name="Text_20_body">
      <style:paragraph-properties fo:margin-top="0cm" fo:margin-bottom="0cm" style:contextual-spacing="false" fo:line-height="100%" fo:text-align="justify" style:justify-single-word="false"/>
      <style:text-properties style:font-name="Bitstream Vera Sans" fo:font-size="11pt" fo:font-weight="bold" style:font-size-asian="11pt" style:font-weight-asian="bold" style:font-name-complex="Tahoma" style:font-size-complex="11pt" style:font-weight-complex="bold"/>
    </style:style>
    <style:style style:name="P8"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9" style:family="paragraph" style:parent-style-name="Text_20_body">
      <style:paragraph-properties fo:margin-top="0cm" fo:margin-bottom="0cm" style:contextual-spacing="false" fo:line-height="100%" fo:text-align="center" style:justify-single-word="false"/>
      <style:text-properties style:font-name="Bitstream Vera Sans" fo:font-size="11pt" style:font-size-asian="11pt" style:font-name-complex="Tahoma" style:font-size-complex="11pt"/>
    </style:style>
    <style:style style:name="P10" style:family="paragraph" style:parent-style-name="Standard">
      <style:paragraph-properties style:line-height-at-least="0cm" fo:text-align="justify" style:justify-single-word="false"/>
      <style:text-properties style:font-name="Bitstream Vera Sans" fo:font-size="11pt" style:font-size-asian="11pt" style:font-name-complex="Tahoma" style:font-size-complex="11pt"/>
    </style:style>
    <style:style style:name="P11"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Abyssinica SIL" style:font-size-complex="11pt"/>
    </style:style>
    <style:style style:name="P12" style:family="paragraph" style:parent-style-name="Standard">
      <style:paragraph-properties fo:margin-left="0cm" fo:margin-right="0cm" style:line-height-at-least="0cm" fo:text-align="justify" style:justify-single-word="false" fo:text-indent="1.251cm" style:auto-text-indent="false"/>
      <style:text-properties style:font-name="Bitstream Vera Sans" fo:font-size="11pt" style:font-size-asian="11pt" style:language-asian="tr" style:country-asian="TR" style:font-name-complex="Times New Roman" style:font-size-complex="11pt"/>
    </style:style>
    <style:style style:name="P13"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14" style:family="paragraph" style:parent-style-name="Standard">
      <style:paragraph-properties fo:margin-left="1.27cm" fo:margin-right="0cm" style:line-height-at-least="0cm" fo:text-align="justify" style:justify-single-word="false" fo:text-indent="0cm" style:auto-text-indent="false">
        <style:tab-stops/>
      </style:paragraph-properties>
      <style:text-properties style:font-name="Bitstream Vera Sans" fo:font-size="11pt" style:font-size-asian="11pt" style:language-asian="tr" style:country-asian="TR" style:font-name-complex="Times New Roman" style:font-size-complex="11pt"/>
    </style:style>
    <style:style style:name="P15" style:family="paragraph" style:parent-style-name="Standard">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Abyssinica SIL" style:font-size-complex="11pt"/>
    </style:style>
    <style:style style:name="P16" style:family="paragraph" style:parent-style-name="Text_20_body">
      <style:paragraph-properties fo:margin-top="0cm" fo:margin-bottom="0cm" style:contextual-spacing="false" fo:line-height="150%" fo:text-align="justify" style:justify-single-word="false"/>
    </style:style>
    <style:style style:name="P17" style:family="paragraph" style:parent-style-name="Standard">
      <style:paragraph-properties style:line-height-at-least="0cm" fo:text-align="justify" style:justify-single-word="false"/>
    </style:style>
    <style:style style:name="P18" style:family="paragraph" style:parent-style-name="Standard">
      <style:paragraph-properties fo:margin-left="6.253cm" fo:margin-right="0cm" style:line-height-at-least="0cm" fo:text-align="justify" style:justify-single-word="false" fo:text-indent="1.251cm" style:auto-text-indent="false">
        <style:tab-stops/>
      </style:paragraph-properties>
    </style:style>
    <style:style style:name="P19" style:family="paragraph" style:parent-style-name="Standard">
      <style:paragraph-properties fo:margin-left="1.251cm" fo:margin-right="0cm" style:line-height-at-least="0cm" fo:text-align="justify" style:justify-single-word="false" fo:text-indent="0cm" style:auto-text-indent="false">
        <style:tab-stops/>
      </style:paragraph-properties>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cm" fo:margin-right="0cm" fo:text-align="justify" style:justify-single-word="false" fo:orphans="0" fo:widows="0" fo:text-indent="1.251cm" style:auto-text-indent="false"/>
    </style:style>
    <style:style style:name="P22" style:family="paragraph" style:parent-style-name="Standard">
      <style:paragraph-properties fo:text-align="justify" style:justify-single-word="false" fo:orphans="0" fo:widows="0"/>
    </style:style>
    <style:style style:name="P23" style:family="paragraph" style:parent-style-name="Standard" style:list-style-name="L1">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P24" style:family="paragraph" style:parent-style-name="Standard" style:list-style-name="L2">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5" style:family="paragraph" style:parent-style-name="Standard" style:list-style-name="L1">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6" style:family="paragraph" style:parent-style-name="Standard" style:list-style-name="L2">
      <style:paragraph-properties style:line-height-at-least="0cm" fo:text-align="justify" style:justify-single-word="false"/>
    </style:style>
    <style:style style:name="P27" style:family="paragraph" style:parent-style-name="Standard">
      <style:paragraph-properties fo:margin-left="0cm" fo:margin-right="0cm" fo:line-height="150%" fo:text-align="justify" style:justify-single-word="false" fo:text-indent="0cm" style:auto-text-indent="false">
        <style:tab-stops/>
      </style:paragraph-properties>
    </style:style>
    <style:style style:name="P28" style:family="paragraph" style:parent-style-name="Standard">
      <style:paragraph-properties fo:text-align="justify" style:justify-single-word="false" fo:orphans="0" fo:widows="0"/>
    </style:style>
    <style:style style:name="P29" style:family="paragraph" style:parent-style-name="Standard">
      <style:paragraph-properties fo:text-align="justify" style:justify-single-word="false" fo:orphans="0" fo:widows="0"/>
      <style:text-properties officeooo:paragraph-rsid="000b9226"/>
    </style:style>
    <style:style style:name="P30" style:family="paragraph" style:parent-style-name="Standard">
      <style:paragraph-properties fo:text-align="justify" style:justify-single-word="false"/>
      <style:text-properties officeooo:paragraph-rsid="000b9226"/>
    </style:style>
    <style:style style:name="P31" style:family="paragraph" style:parent-style-name="Text_20_body">
      <style:paragraph-properties fo:margin-top="0cm" fo:margin-bottom="0cm" style:contextual-spacing="false" fo:line-height="100%" fo:text-align="justify" style:justify-single-word="false"/>
    </style:style>
    <style:style style:name="P32" style:family="paragraph" style:parent-style-name="Text_20_body">
      <style:paragraph-properties fo:margin-top="0cm" fo:margin-bottom="0cm" style:contextual-spacing="false" fo:line-height="100%" fo:text-align="justify" style:justify-single-word="false"/>
      <style:text-properties officeooo:paragraph-rsid="000b5ec1"/>
    </style:style>
    <style:style style:name="P33" style:family="paragraph" style:parent-style-name="Text_20_body">
      <style:paragraph-properties fo:margin-top="0cm" fo:margin-bottom="0cm" style:contextual-spacing="false" fo:line-height="100%" fo:text-align="justify" style:justify-single-word="false"/>
      <style:text-properties officeooo:paragraph-rsid="000b9226"/>
    </style:style>
    <style:style style:name="P34" style:family="paragraph" style:parent-style-name="Text_20_body">
      <style:paragraph-properties fo:margin-top="0cm" fo:margin-bottom="0cm" style:contextual-spacing="false" fo:line-height="100%" fo:text-align="justify" style:justify-single-word="false"/>
      <style:text-properties officeooo:paragraph-rsid="000d8154"/>
    </style:style>
    <style:style style:name="P35"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Bitstream Vera Sans" fo:font-size="11pt" fo:font-weight="bold" style:font-size-asian="11pt" style:font-weight-asian="bold" style:font-name-complex="Tahoma" style:font-size-complex="11pt" style:font-weight-complex="bold"/>
    </style:style>
    <style:style style:name="P36"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37" style:family="paragraph" style:parent-style-name="Text_20_body">
      <style:paragraph-properties fo:margin-top="0cm" fo:margin-bottom="0cm" style:contextual-spacing="false" fo:line-height="100%" fo:text-align="justify" style:justify-single-word="false"/>
      <style:text-properties style:font-name="Bitstream Vera Sans" fo:font-size="11pt" officeooo:paragraph-rsid="000d8154" style:font-size-asian="11pt" style:font-name-complex="Tahoma" style:font-size-complex="11pt"/>
    </style:style>
    <style:style style:name="T1" style:family="text">
      <style:text-properties style:font-name="Chilanka" style:language-asian="tr" style:country-asian="TR" style:font-name-complex="Times New Roman"/>
    </style:style>
    <style:style style:name="T2" style:family="text">
      <style:text-properties style:font-name="Bitstream Vera Sans" fo:font-size="11pt" style:font-size-asian="11pt" style:font-name-complex="Tahoma" style:font-size-complex="11pt"/>
    </style:style>
    <style:style style:name="T3" style:family="text">
      <style:text-properties style:font-name="Bitstream Vera Sans" fo:font-size="11pt" officeooo:rsid="000b5ec1" style:font-size-asian="11pt" style:font-name-complex="Tahoma" style:font-size-complex="11pt"/>
    </style:style>
    <style:style style:name="T4" style:family="text">
      <style:text-properties style:font-name="Bitstream Vera Sans" fo:font-size="11pt" officeooo:rsid="000b9226" style:font-size-asian="11pt" style:font-name-complex="Tahoma" style:font-size-complex="11pt"/>
    </style:style>
    <style:style style:name="T5" style:family="text">
      <style:text-properties style:font-name="Bitstream Vera Sans" fo:font-size="11pt" style:font-size-asian="11pt" style:language-asian="tr" style:country-asian="TR" style:font-name-complex="Tahoma" style:font-size-complex="11pt"/>
    </style:style>
    <style:style style:name="T6" style:family="text">
      <style:text-properties style:font-name="Bitstream Vera Sans" fo:font-size="11pt" style:font-size-asian="11pt" style:language-asian="tr" style:country-asian="TR" style:font-name-complex="Tahoma" style:font-size-complex="11pt" style:font-style-complex="italic"/>
    </style:style>
    <style:style style:name="T7" style:family="text">
      <style:text-properties style:font-name="Bitstream Vera Sans" fo:font-size="11pt" officeooo:rsid="000b9226" style:font-size-asian="11pt" style:language-asian="tr" style:country-asian="TR" style:font-name-complex="Tahoma" style:font-size-complex="11pt"/>
    </style:style>
    <style:style style:name="T8" style:family="text">
      <style:text-properties style:font-name="Bitstream Vera Sans" fo:font-size="11pt" officeooo:rsid="000d8154" style:font-size-asian="11pt" style:language-asian="tr" style:country-asian="TR" style:font-name-complex="Tahoma" style:font-size-complex="11pt"/>
    </style:style>
    <style:style style:name="T9" style:family="text">
      <style:text-properties style:font-name="Bitstream Vera Sans" fo:font-size="11pt" style:font-size-asian="11pt" style:language-asian="tr" style:country-asian="TR" style:font-name-complex="Abyssinica SIL" style:font-size-complex="11pt"/>
    </style:style>
    <style:style style:name="T10" style:family="text">
      <style:text-properties style:font-name="Bitstream Vera Sans" fo:font-size="11pt" style:font-size-asian="11pt" style:language-asian="tr" style:country-asian="TR" style:font-name-complex="Times New Roman" style:font-size-complex="11pt"/>
    </style:style>
    <style:style style:name="T11"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T12"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13"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style>
    <style:style style:name="T14"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font-style-complex="italic"/>
    </style:style>
    <style:style style:name="T15"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16" style:family="text">
      <style:text-properties style:font-name="Bitstream Vera Sans" fo:font-size="11pt" fo:font-style="italic" style:font-size-asian="11pt" style:font-style-asian="italic" style:font-name-complex="Tahoma" style:font-size-complex="11pt" style:font-style-complex="italic"/>
    </style:style>
    <style:style style:name="T17" style:family="text">
      <style:text-properties style:font-name="Bitstream Vera Sans" fo:font-size="11pt" fo:font-style="italic" style:font-size-asian="11pt" style:language-asian="tr" style:country-asian="TR" style:font-style-asian="italic" style:font-name-complex="Tahoma" style:font-size-complex="11pt" style:font-style-complex="italic"/>
    </style:style>
    <style:style style:name="T18" style:family="text">
      <style:text-properties style:font-name="Bitstream Vera Sans" fo:font-size="11pt" fo:font-weight="bold" style:font-size-asian="11pt" style:language-asian="tr" style:country-asian="TR" style:font-weight-asian="bold" style:font-name-complex="Tahoma" style:font-size-complex="11pt" style:font-weight-complex="bold"/>
    </style:style>
    <style:style style:name="T19" style:family="text">
      <style:text-properties style:font-name="Bitstream Vera Sans" fo:font-size="11pt" fo:font-weight="bold" officeooo:rsid="000b5ec1" style:font-size-asian="11pt" style:language-asian="tr" style:country-asian="TR" style:font-weight-asian="bold" style:font-name-complex="Tahoma" style:font-size-complex="11pt" style:font-weight-complex="bold"/>
    </style:style>
    <style:style style:name="T20" style:family="text">
      <style:text-properties style:font-name="Bitstream Vera Sans" fo:font-size="11pt" fo:font-weight="bold" officeooo:rsid="000b9226" style:font-size-asian="11pt" style:language-asian="tr" style:country-asian="TR" style:font-weight-asian="bold" style:font-name-complex="Tahoma" style:font-size-complex="11pt" style:font-weight-complex="bold"/>
    </style:style>
    <style:style style:name="T21" style:family="text">
      <style:text-properties style:font-name="Bitstream Vera Sans" fo:font-size="11pt" fo:font-weight="bold" style:font-size-asian="11pt" style:font-weight-asian="bold" style:font-name-complex="Tahoma" style:font-size-complex="11pt"/>
    </style:style>
    <style:style style:name="T22" style:family="text">
      <style:text-properties style:font-name="Bitstream Vera Sans" fo:font-size="11pt" fo:font-weight="bold" style:font-size-asian="11pt" style:font-weight-asian="bold" style:font-name-complex="Tahoma" style:font-size-complex="11pt" style:font-weight-complex="bold"/>
    </style:style>
    <style:style style:name="T23"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24"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font-style-complex="italic"/>
    </style:style>
    <style:style style:name="T25" style:family="text">
      <style:text-properties style:font-name="Bitstream Vera San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Tahoma" style:font-size-complex="11pt" style:font-weight-complex="bold"/>
    </style:style>
    <style:style style:name="T26" style:family="text">
      <style:text-properties style:font-name="Bitstream Vera Sans" fo:font-size="11pt" fo:font-weight="normal" style:font-size-asian="11pt" style:font-weight-asian="normal" style:font-name-complex="Tahoma" style:font-size-complex="11pt" style:font-weight-complex="normal"/>
    </style:style>
    <style:style style:name="T27" style:family="text">
      <style:text-properties style:font-name="Bitstream Vera Sans" fo:font-size="11pt" fo:font-weight="normal" officeooo:rsid="000b5ec1" style:font-size-asian="11pt" style:font-weight-asian="normal" style:font-name-complex="Tahoma" style:font-size-complex="11pt" style:font-weight-complex="normal"/>
    </style:style>
    <style:style style:name="T28" style:family="text">
      <style:text-properties style:font-name="Bitstream Vera Sans" fo:font-size="11pt" fo:font-weight="normal" officeooo:rsid="000b9226" style:font-size-asian="11pt" style:font-weight-asian="normal" style:font-name-complex="Tahoma" style:font-size-complex="11pt" style:font-weight-complex="normal"/>
    </style:style>
    <style:style style:name="T29" style:family="text">
      <style:text-properties style:font-name="Bitstream Vera Sans" fo:font-size="11pt" fo:font-weight="normal" style:font-size-asian="11pt" style:language-asian="tr" style:country-asian="TR" style:font-weight-asian="normal" style:font-name-complex="Tahoma" style:font-size-complex="11pt" style:font-weight-complex="normal"/>
    </style:style>
    <style:style style:name="T30"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T31"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font-name-complex="Tahoma" style:font-size-complex="11pt"/>
    </style:style>
    <style:style style:name="T32" style:family="text">
      <style:text-properties style:text-position="super 64%" style:font-name="Bitstream Vera Sans" fo:font-size="11pt" style:font-size-asian="11pt" style:font-name-complex="Tahoma" style:font-size-complex="11pt"/>
    </style:style>
    <style:style style:name="T33" style:family="text">
      <style:text-properties style:text-position="super 64%" style:font-name="Bitstream Vera Sans" fo:font-size="11pt" style:font-size-asian="11pt" style:language-asian="tr" style:country-asian="TR" style:font-name-complex="Tahoma" style:font-size-complex="11pt"/>
    </style:style>
    <style:style style:name="T34" style:family="text">
      <style:text-properties style:text-position="super 64%" style:font-name="Bitstream Vera Sans" fo:font-size="11pt" fo:font-weight="normal" style:font-size-asian="11pt" style:font-weight-asian="normal" style:font-name-complex="Tahoma" style:font-size-complex="11pt" style:font-weight-complex="normal"/>
    </style:style>
    <style:style style:name="T35" style:family="text">
      <style:text-properties style:text-position="super 64%" style:font-name="Bitstream Vera Sans" fo:font-size="11pt" fo:font-weight="normal" style:font-size-asian="11pt" style:language-asian="tr" style:country-asian="TR" style:font-weight-asian="normal" style:font-name-complex="Tahoma" style:font-size-complex="11pt" style:font-weight-complex="normal"/>
    </style:style>
    <style:style style:name="T36" style:family="text">
      <style:text-properties style:text-position="0% 100%" style:font-name="Bitstream Vera Sans" fo:font-size="11pt" fo:font-weight="bold" style:font-size-asian="11pt" style:font-weight-asian="bold" style:font-name-complex="Tahoma" style:font-size-complex="11pt" style:font-weight-complex="bold"/>
    </style:style>
    <style:style style:name="T37" style:family="text">
      <style:text-properties style:text-position="0% 100%" style:font-name="Bitstream Vera Sans" fo:font-size="11pt" style:font-size-asian="11pt" style:font-name-complex="Tahoma" style:font-size-complex="11pt"/>
    </style:style>
    <style:style style:name="T38" style:family="text">
      <style:text-properties style:text-position="0% 100%" style:font-name="Bitstream Vera Sans" fo:font-size="11pt" fo:font-weight="normal" officeooo:rsid="000b9226" style:font-size-asian="11pt" style:font-weight-asian="normal" style:font-name-complex="Tahoma" style:font-size-complex="11pt" style:font-weight-complex="normal"/>
    </style:style>
    <style:style style:name="T39" style:family="text">
      <style:text-properties style:language-asian="tr" style:country-asian="TR"/>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ELİRSİZ SÜRELİ KİRA SÖZLEŞMESİ</text:p>
      <text:p text:style-name="P6">Tokat, 29 Eylül 2023</text:p>
      <text:p text:style-name="P16"><text:span text:style-name="Varsayılan_20_Paragraf_20_Yazı_20_Tipi"><text:span text:style-name="T11">Sözleşme Düzenleme </text:span></text:span><text:span text:style-name="Varsayılan_20_Paragraf_20_Yazı_20_Tipi"><text:span text:style-name="T12">Tarihi–No<text:tab/><text:tab/><text:tab/>:</text:span></text:span><text:span text:style-name="Varsayılan_20_Paragraf_20_Yazı_20_Tipi"><text:span text:style-name="T5"> </text:span></text:span><text:span text:style-name="Varsayılan_20_Paragraf_20_Yazı_20_Tipi"><text:span text:style-name="T18">29-09-2023 <text:s/></text:span></text:span><text:span text:style-name="Strong_20_Emphasis"><text:span text:style-name="T2"><text:s/>– </text:span></text:span><text:span text:style-name="Varsayılan_20_Paragraf_20_Yazı_20_Tipi"><text:span text:style-name="T5"><text:s text:c="2"/></text:span></text:span><text:span text:style-name="Varsayılan_20_Paragraf_20_Yazı_20_Tipi"><text:span text:style-name="T18">087-20230930-SNYA-021</text:span></text:span></text:p>
      <text:p text:style-name="P16"><text:span text:style-name="Varsayılan_20_Paragraf_20_Yazı_20_Tipi"><text:span text:style-name="T11">Kiraya Veren A</text:span></text:span><text:span text:style-name="Varsayılan_20_Paragraf_20_Yazı_20_Tipi"><text:span text:style-name="T12">dı Soyadı-TC<text:tab/><text:tab/><text:tab/></text:span></text:span><text:span text:style-name="Varsayılan_20_Paragraf_20_Yazı_20_Tipi"><text:span text:style-name="T23">:</text:span></text:span></text:p>
      <text:p text:style-name="P17"><text:span text:style-name="Varsayılan_20_Paragraf_20_Yazı_20_Tipi"><text:span text:style-name="T14">Kiracı </text:span></text:span><text:span text:style-name="Varsayılan_20_Paragraf_20_Yazı_20_Tipi"><text:span text:style-name="T12">Adı Soyadı-TC-Tel-Adres</text:span></text:span><text:span text:style-name="Varsayılan_20_Paragraf_20_Yazı_20_Tipi"><text:span text:style-name="T23"><text:tab/><text:tab/><text:tab/></text:span></text:span><text:span text:style-name="Varsayılan_20_Paragraf_20_Yazı_20_Tipi"><text:span text:style-name="T5">: </text:span></text:span><text:span text:style-name="Varsayılan_20_Paragraf_20_Yazı_20_Tipi"><text:span text:style-name="T1">METİN ÇELİK<text:tab/></text:span></text:span><text:span text:style-name="Strong_20_Emphasis"><text:span text:style-name="T2">– </text:span></text:span><text:span text:style-name="Varsayılan_20_Paragraf_20_Yazı_20_Tipi"><text:span text:style-name="T1">374 7156 5288 </text:span></text:span><text:span text:style-name="Strong_20_Emphasis"><text:span text:style-name="T2">– </text:span></text:span><text:span text:style-name="Varsayılan_20_Paragraf_20_Yazı_20_Tipi"><text:span text:style-name="T1">0545 243 50 40</text:span></text:span></text:p>
      <text:p text:style-name="P18"><text:span text:style-name="Varsayılan_20_Paragraf_20_Yazı_20_Tipi"><text:span text:style-name="T1"><text:s text:c="2"/>Doğancı Bağları Mah. <text:s/>1.Cad. No:8 TOKAT</text:span></text:span></text:p>
      <text:p text:style-name="P16"><text:span text:style-name="Varsayılan_20_Paragraf_20_Yazı_20_Tipi"><text:span text:style-name="T14">Kiralananın Cinsi – Kullanım Amacı-Adres<text:tab/>:</text:span></text:span><text:span text:style-name="Varsayılan_20_Paragraf_20_Yazı_20_Tipi"><text:span text:style-name="T16"> </text:span></text:span><text:span text:style-name="Varsayılan_20_Paragraf_20_Yazı_20_Tipi"><text:span text:style-name="T18">İş yeri <text:s/></text:span></text:span><text:span text:style-name="Strong_20_Emphasis"><text:span text:style-name="T2"><text:s/>– <text:s/></text:span></text:span><text:span text:style-name="Varsayılan_20_Paragraf_20_Yazı_20_Tipi"><text:span text:style-name="T18"><text:s/>Oto Tamirhane</text:span></text:span></text:p>
      <text:p text:style-name="P27"><text:span text:style-name="Varsayılan_20_Paragraf_20_Yazı_20_Tipi"><text:span text:style-name="T22">Yeniyurt Mah. </text:span></text:span><text:span text:style-name="Varsayılan_20_Paragraf_20_Yazı_20_Tipi"><text:span text:style-name="T18">İsmail Altıngövde Cad. No:21/G TOKAT</text:span></text:span></text:p>
      <text:p text:style-name="P16"><text:span text:style-name="Varsayılan_20_Paragraf_20_Yazı_20_Tipi"><text:span text:style-name="T12">Tapu Ada/Parsel</text:span></text:span><text:span text:style-name="Varsayılan_20_Paragraf_20_Yazı_20_Tipi"><text:span text:style-name="T15"> <text:s/></text:span></text:span><text:span text:style-name="Strong_20_Emphasis"><text:span text:style-name="T14"><text:s/>– <text:s/></text:span></text:span><text:span text:style-name="Varsayılan_20_Paragraf_20_Yazı_20_Tipi"><text:span text:style-name="T12">Abone Elektrik/Su</text:span></text:span><text:span text:style-name="Varsayılan_20_Paragraf_20_Yazı_20_Tipi"><text:span text:style-name="T23"><text:tab/><text:tab/>:</text:span></text:span><text:span text:style-name="Varsayılan_20_Paragraf_20_Yazı_20_Tipi"><text:span text:style-name="T5"> 1245/</text:span></text:span><text:span text:style-name="Varsayılan_20_Paragraf_20_Yazı_20_Tipi"><text:span text:style-name="T2">1</text:span></text:span><text:span text:style-name="Varsayılan_20_Paragraf_20_Yazı_20_Tipi"><text:span text:style-name="T18"> <text:s/></text:span></text:span><text:span text:style-name="Strong_20_Emphasis"><text:span text:style-name="T2"><text:s/>– <text:s/></text:span></text:span><text:span text:style-name="Varsayılan_20_Paragraf_20_Yazı_20_Tipi"><text:span text:style-name="T2">-/-</text:span></text:span></text:p>
      <text:p text:style-name="P16"><text:span text:style-name="Varsayılan_20_Paragraf_20_Yazı_20_Tipi"><text:span text:style-name="T13">Kira Süresinin </text:span></text:span><text:span text:style-name="Varsayılan_20_Paragraf_20_Yazı_20_Tipi"><text:span text:style-name="T12">Başlangıç </text:span></text:span><text:span text:style-name="Varsayılan_20_Paragraf_20_Yazı_20_Tipi"><text:span text:style-name="T25">–</text:span></text:span><text:span text:style-name="Varsayılan_20_Paragraf_20_Yazı_20_Tipi"><text:span text:style-name="T12"> Bitiş tarihi <text:tab/><text:tab/></text:span></text:span><text:span text:style-name="Varsayılan_20_Paragraf_20_Yazı_20_Tipi"><text:span text:style-name="T23">:</text:span></text:span><text:span text:style-name="Varsayılan_20_Paragraf_20_Yazı_20_Tipi"><text:span text:style-name="T5"> </text:span></text:span><text:span text:style-name="Varsayılan_20_Paragraf_20_Yazı_20_Tipi"><text:span text:style-name="T18">30 Eylül 2023 <text:s text:c="2"/>– <text:s text:c="2"/>29 Eylül 2024</text:span></text:span></text:p>
      <text:p text:style-name="P16"><text:span text:style-name="Varsayılan_20_Paragraf_20_Yazı_20_Tipi"><text:span text:style-name="T12">Kira Bedeli Stopaj Vergisi Hariç (Net On iki aylık)</text:span></text:span><text:span text:style-name="Varsayılan_20_Paragraf_20_Yazı_20_Tipi"><text:span text:style-name="T23"><text:tab/>:</text:span></text:span><text:span text:style-name="Varsayılan_20_Paragraf_20_Yazı_20_Tipi"><text:span text:style-name="T18"> 96,000.00 TL </text:span></text:span><text:span text:style-name="Strong_20_Emphasis"><text:span text:style-name="T2">– </text:span></text:span><text:span text:style-name="Varsayılan_20_Paragraf_20_Yazı_20_Tipi"><text:span text:style-name="T18">(Doksan Altı Bin TL)</text:span></text:span></text:p>
      <text:p text:style-name="P1"><text:span text:style-name="Varsayılan_20_Paragraf_20_Yazı_20_Tipi"><text:span text:style-name="T12">Ödeme Şekli</text:span></text:span><text:span text:style-name="Varsayılan_20_Paragraf_20_Yazı_20_Tipi"><text:span text:style-name="T24"><text:tab/><text:tab/><text:tab/><text:tab/><text:tab/>:</text:span></text:span><text:span text:style-name="Varsayılan_20_Paragraf_20_Yazı_20_Tipi"><text:span text:style-name="T6"> İlk kira bedeli sözleşme tarihinde, sözleşmenin uzaması halinde, uzayan her yılda ise kira başlangıç tarihinden 15 gün öncesinde peşin olarak banka hesabına yatırılacaktır</text:span></text:span></text:p>
      <text:p text:style-name="P1"><text:span text:style-name="Varsayılan_20_Paragraf_20_Yazı_20_Tipi"><text:span text:style-name="T15">Genel Hükümler</text:span></text:span></text:p>
      <text:p text:style-name="P1"><text:span text:style-name="Varsayılan_20_Paragraf_20_Yazı_20_Tipi"><text:span text:style-name="T22">MADDE 1 – SÖZLEŞMENİN KONUSU, SÜRESİ:</text:span></text:span><text:span text:style-name="Varsayılan_20_Paragraf_20_Yazı_20_Tipi"><text:span text:style-name="T2"> İşbu sözleşmenin konusu, taşınmazın kiralanması, teslimi, kira miktar ve ödemeleri, kullanım şartları, tahliyesi ile tarafların karşılıklı yükümlülüklerinin belirlenmesidir. İşbu sözleşme belirsiz sürelidir ve her altı aylık dönem bitiminden üç ay öncesi bildirimle sona erer.</text:span></text:span><text:span text:style-name="Varsayılan_20_Paragraf_20_Yazı_20_Tipi"><text:span text:style-name="T32">300-27</text:span></text:span></text:p>
      <text:p text:style-name="P1"><text:span text:style-name="Strong_20_Emphasis"><text:span text:style-name="T2">MADDE 2 – KİRALANANIN DURUMU</text:span></text:span></text:p>
      <text:p text:style-name="P1"><text:span text:style-name="Varsayılan_20_Paragraf_20_Yazı_20_Tipi"><text:span text:style-name="T22">2.1. </text:span></text:span><text:span text:style-name="Varsayılan_20_Paragraf_20_Yazı_20_Tipi"><text:span text:style-name="T5">İşbu sözleşme aynı zamanda teslim tutanağıdır ve kiracı kiralananı kendi kullanım amacına uygun olarak ayıpsız ve eksiksiz olarak teslim aldığını kabul ederek işbu sözleşmeyi imzalamıştır. Mecurun teslimi sonrası, kiracının kendi ihtiyaçları doğrultusunda ortaya çıkabilecek ve eksik olarak tanımlayacağı şeylerin sorumluluğu kiracıya aittir.</text:span></text:span></text:p>
      <text:p text:style-name="P1"><text:span text:style-name="Varsayılan_20_Paragraf_20_Yazı_20_Tipi"><text:span text:style-name="T18">2.2.</text:span></text:span><text:span text:style-name="Varsayılan_20_Paragraf_20_Yazı_20_Tipi"><text:span text:style-name="T5"> Taşınmazda bulunan tuvalet, la</text:span></text:span><text:bookmark text:name="_GoBack1"/><text:span text:style-name="Varsayılan_20_Paragraf_20_Yazı_20_Tipi"><text:span text:style-name="T5">vabo vb. malzemeler kiracıya sağlam olarak teslim edilmiştir ve kira bitiminde kiracı bu malzemeleri sağlam ve eksiksiz olarak teslim etmekle; hasar oluşması durumunda ödemekle yükümlüdür. Mecurun </text:span></text:span></text:p>
      <text:p text:style-name="P1"><text:span text:style-name="Varsayılan_20_Paragraf_20_Yazı_20_Tipi"><text:span text:style-name="T5">kullanılması sırasında oluşabilecek her türlü arıza, hasar vb. giderler kiracıya aittir.</text:span></text:span></text:p>
      <text:p text:style-name="P1"><text:span text:style-name="Varsayılan_20_Paragraf_20_Yazı_20_Tipi"><text:span text:style-name="T22">2.3.</text:span></text:span><text:span text:style-name="Varsayılan_20_Paragraf_20_Yazı_20_Tipi"><text:span text:style-name="T2"> Sözleşme süresince kiralananın amaçlanan kullanıma elverişli tutması için kiraya verenden yapması beklenen harcamaları, kiracı kendi yaparak veya yaptırarak kiraya verenden isteyemez. </text:span></text:span><text:span text:style-name="Varsayılan_20_Paragraf_20_Yazı_20_Tipi"><text:span text:style-name="T32">301</text:span></text:span></text:p>
      <text:p text:style-name="P1"><text:span text:style-name="Varsayılan_20_Paragraf_20_Yazı_20_Tipi"><text:span text:style-name="T22">2.4. </text:span></text:span><text:span text:style-name="Varsayılan_20_Paragraf_20_Yazı_20_Tipi"><text:span text:style-name="T2">Kiracı, kiralananı kendi malı gibi kullanmaya, evsaf ve meziyetlerini şöhret ve itibarını kaybetmesine meydan vermemeye ve etrafında meskûn diğer kiracı/maliklere karşı özenli davranmaya mecburdur. </text:span></text:span><text:span text:style-name="Varsayılan_20_Paragraf_20_Yazı_20_Tipi"><text:span text:style-name="T32">301</text:span></text:span></text:p>
      <text:p text:style-name="P1"><text:span text:style-name="Strong_20_Emphasis"><text:span text:style-name="T2">MADDE 3 – VERGİLER: </text:span></text:span><text:span text:style-name="Varsayılan_20_Paragraf_20_Yazı_20_Tipi"><text:span text:style-name="T2">Kiralanan ile ilgili zorunlu sigorta, vergi, yan giderler ve benzeri yükümlülüklere kiracı katlanır. </text:span></text:span><text:span text:style-name="Varsayılan_20_Paragraf_20_Yazı_20_Tipi"><text:span text:style-name="T5">Kiracı, kanuni süresinde vergi, harç vb. mükellefiyetlerini yerine getirmediği takdirde kiraya veren adına tahakkuk edebilecek olan ceza, faiz, tazminat ve gecikme zamlarından, mecuru tahliye ettikten sonra dahi sorumlu olacağını kabul eder. </text:span></text:span><text:span text:style-name="Varsayılan_20_Paragraf_20_Yazı_20_Tipi"><text:span text:style-name="T2">Sadece</text:span></text:span><text:span text:style-name="Varsayılan_20_Paragraf_20_Yazı_20_Tipi"><text:span text:style-name="T5"> kiralanana ait kültür, arsa ve bina vergileri kiraya veren tarafından ödenir. </text:span></text:span><text:span text:style-name="Varsayılan_20_Paragraf_20_Yazı_20_Tipi"><text:span text:style-name="T33">302</text:span></text:span></text:p>
      <text:p text:style-name="P1"><text:span text:style-name="Strong_20_Emphasis"><text:span text:style-name="T2">MADDE 4 – </text:span></text:span><text:span text:style-name="Strong_20_Emphasis"><text:span text:style-name="T26">Kiralanan sonradan ayıplı duruma gelirse, kiracı fesih hakkını kullanabilir. Kiracı kiraya veren adına harcama yaparak, kiraya verenden bedel tazminat vb. ücretler talep edemez. Zararını kiraya verenden isteyemez. </text:span></text:span><text:span text:style-name="Strong_20_Emphasis"><text:span text:style-name="T34">304-8</text:span></text:span></text:p>
      <text:p text:style-name="P7">MADDE 5 – KİRA BEDELİ – GİDERLER – YAN GİDERLER</text:p>
      <text:p text:style-name="P1"><text:span text:style-name="Varsayılan_20_Paragraf_20_Yazı_20_Tipi"><text:span text:style-name="T18">5.1. Kira Bedeli: </text:span></text:span><text:span text:style-name="Varsayılan_20_Paragraf_20_Yazı_20_Tipi"><text:span text:style-name="T5">Kira b</text:span></text:span><text:span text:style-name="Varsayılan_20_Paragraf_20_Yazı_20_Tipi"><text:span text:style-name="T2">edeli vergiler hariç net bedeldir ve ilk kira döneminde peşin olarak, uza</text:span></text:span><text:span text:style-name="Varsayılan_20_Paragraf_20_Yazı_20_Tipi"><text:span text:style-name="T3">yan yıllarda ise </text:span></text:span><text:span text:style-name="Varsayılan_20_Paragraf_20_Yazı_20_Tipi"><text:span text:style-name="T2">kira başlangıç tarihinden 15 gün öncesinde kiraya verenin banka hesabına yatırılacaktır. A</text:span></text:span><text:span text:style-name="Varsayılan_20_Paragraf_20_Yazı_20_Tipi"><text:span text:style-name="T5">ylık yapılacak ödemeleri, kiracı her ayın 6. günü peşin ödemekle yükümlüdür. </text:span></text:span><text:span text:style-name="Varsayılan_20_Paragraf_20_Yazı_20_Tipi"><text:span text:style-name="T33">313-4</text:span></text:span></text:p>
      <text:p text:style-name="P1"><text:span text:style-name="Varsayılan_20_Paragraf_20_Yazı_20_Tipi"><text:span text:style-name="T18">5.2. Temerrüt:</text:span></text:span><text:span text:style-name="Varsayılan_20_Paragraf_20_Yazı_20_Tipi"><text:span text:style-name="T5"> Belirlenen kira bedelinin ödeme vadesi sözleşme düzenleme tarihidir. Ödeme çek veya senet ile taahhüt edilmiş ise,</text:span></text:span><text:span text:style-name="Varsayılan_20_Paragraf_20_Yazı_20_Tipi"><text:span text:style-name="T18"> </text:span></text:span><text:span text:style-name="Varsayılan_20_Paragraf_20_Yazı_20_Tipi"><text:span text:style-name="T5">bu tip belgeler ihtar yerine geçer</text:span></text:span><text:span text:style-name="Varsayılan_20_Paragraf_20_Yazı_20_Tipi"><text:span text:style-name="T18"> </text:span></text:span><text:span text:style-name="Varsayılan_20_Paragraf_20_Yazı_20_Tipi"><text:span text:style-name="T5">ve ödeme zamanında yapılmamışsa kiracı temerrüde düşer. </text:span></text:span><text:span text:style-name="Varsayılan_20_Paragraf_20_Yazı_20_Tipi"><text:span text:style-name="T33">315</text:span></text:span></text:p>
      <text:p text:style-name="P32"><text:soft-page-break/><text:span text:style-name="Varsayılan_20_Paragraf_20_Yazı_20_Tipi"><text:span text:style-name="T18">5.2. Giderler-Yan giderler-</text:span></text:span><text:span text:style-name="Varsayılan_20_Paragraf_20_Yazı_20_Tipi"><text:span text:style-name="T19">indirim-tazminat</text:span></text:span><text:span text:style-name="Varsayılan_20_Paragraf_20_Yazı_20_Tipi"><text:span text:style-name="T18">:</text:span></text:span><text:span text:style-name="Varsayılan_20_Paragraf_20_Yazı_20_Tipi"><text:span text:style-name="T29"> Elektrik, su vb. giderler kiracıya aittir. </text:span></text:span><text:span text:style-name="Varsayılan_20_Paragraf_20_Yazı_20_Tipi"><text:span text:style-name="T2">Kiracı, yan giderlere katlanmakla ve</text:span></text:span><text:span text:style-name="Varsayılan_20_Paragraf_20_Yazı_20_Tipi"><text:span text:style-name="T5"> her ayın 6. günü ödemekle yükümlüdür. </text:span></text:span><text:span text:style-name="Strong_20_Emphasis"><text:span text:style-name="T26">Kiracı, kira süresi boyunca ve sonrasında, sözleşmede belirlenen kira bedelinde, mücbir sebepler dahil, herhangi bir sebeple indirim yapılmasını veya tazminat isteyemez.</text:span></text:span><text:span text:style-name="Varsayılan_20_Paragraf_20_Yazı_20_Tipi"><text:span text:style-name="T22"> </text:span></text:span><text:span text:style-name="Varsayılan_20_Paragraf_20_Yazı_20_Tipi"><text:span text:style-name="T35">303-314</text:span></text:span></text:p>
      <text:p text:style-name="P20"><text:span text:style-name="Varsayılan_20_Paragraf_20_Yazı_20_Tipi"><text:span text:style-name="T22">MADDE 6 – ÖZENLE KULLANMA</text:span></text:span></text:p>
      <text:p text:style-name="P20"><text:span text:style-name="Varsayılan_20_Paragraf_20_Yazı_20_Tipi"><text:span text:style-name="T22">6.1. </text:span></text:span><text:span text:style-name="Varsayılan_20_Paragraf_20_Yazı_20_Tipi"><text:span text:style-name="T2">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span></text:p>
      <text:p text:style-name="P20"><text:span text:style-name="Varsayılan_20_Paragraf_20_Yazı_20_Tipi"><text:span text:style-name="T2">Aşağıdaki olaylar işbu sözleşme için olağan üstü fesih sebebidir ve tazminata sebep olur;</text:span></text:span></text:p>
      <text:p text:style-name="P20"><text:span text:style-name="Varsayılan_20_Paragraf_20_Yazı_20_Tipi"><text:span text:style-name="T22">6.1.1. İş değişikliği: </text:span></text:span><text:span text:style-name="Varsayılan_20_Paragraf_20_Yazı_20_Tipi"><text:span text:style-name="T2">Kiracı, kiralananı iş yeri olarak yukarıda belirtilen amaçla kullanabilir ve iş değişikliği kiraya verenin yazılı onayı olmadan yapılamaz. Kiraya verenin izin vermemesi halinde, kiracı hakkın kötüye kullanıldığı iddiasında bulunamaz, zarar ziyan talep edemez.</text:span></text:span></text:p>
      <text:p text:style-name="P20"><text:span text:style-name="Varsayılan_20_Paragraf_20_Yazı_20_Tipi"><text:span text:style-name="T22">6.1.2. Kullanmama:</text:span></text:span><text:span text:style-name="Varsayılan_20_Paragraf_20_Yazı_20_Tipi"><text:span text:style-name="T2"> Kiracı kiralananı kapalı tutamaz. Kullanmamazlık edemez.</text:span></text:span></text:p>
      <text:p text:style-name="P20"><text:span text:style-name="Varsayılan_20_Paragraf_20_Yazı_20_Tipi"><text:span text:style-name="T22">6.1.3. Ekler: </text:span></text:span><text:span text:style-name="Varsayılan_20_Paragraf_20_Yazı_20_Tipi"><text:span text:style-name="T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kiraya verenin yazılı onayı olmaksızın müdahalede bulunamaz, kullanamaz.</text:span></text:span></text:p>
      <text:p text:style-name="P20"><text:span text:style-name="Varsayılan_20_Paragraf_20_Yazı_20_Tipi"><text:span text:style-name="T22">6.1.4. </text:span></text:span><text:span text:style-name="Varsayılan_20_Paragraf_20_Yazı_20_Tipi"><text:span text:style-name="T2">Kiralananda veya çevresinde kiracı hayvan besleyemez.</text:span></text:span><text:span text:style-name="Varsayılan_20_Paragraf_20_Yazı_20_Tipi"><text:span text:style-name="T32">316…9</text:span></text:span></text:p>
      <text:p text:style-name="P1"><text:span text:style-name="Varsayılan_20_Paragraf_20_Yazı_20_Tipi"><text:span text:style-name="T22">MADDE 7 – YENİLİK – DEĞİŞİKLİK</text:span></text:span></text:p>
      <text:p text:style-name="P1"><text:span text:style-name="Varsayılan_20_Paragraf_20_Yazı_20_Tipi"><text:span text:style-name="T18">7.1.</text:span></text:span><text:span text:style-name="Varsayılan_20_Paragraf_20_Yazı_20_Tipi"><text:span text:style-name="T5"> </text:span></text:span><text:span text:style-name="Varsayılan_20_Paragraf_20_Yazı_20_Tipi"><text:span text:style-name="T17">Kiraya veren</text:span></text:span><text:span text:style-name="Varsayılan_20_Paragraf_20_Yazı_20_Tipi"><text:span text:style-name="T5">, kiralananda, kira sözleşmesinin feshini gerektirmeyen ve kiracıdan katlanması </text:span></text:span><text:span text:style-name="Varsayılan_20_Paragraf_20_Yazı_20_Tipi"><text:span text:style-name="T2">beklenebilecek olan yenilik ve değişiklikler yapabilir. Bu durumdan dolayı kiracı herhangi bir hak talep edemez. </text:span></text:span><text:span text:style-name="Varsayılan_20_Paragraf_20_Yazı_20_Tipi"><text:span text:style-name="T32">320</text:span></text:span></text:p>
      <text:p text:style-name="P1"><text:span text:style-name="Varsayılan_20_Paragraf_20_Yazı_20_Tipi"><text:span text:style-name="T22">7.2.</text:span></text:span><text:span text:style-name="Varsayılan_20_Paragraf_20_Yazı_20_Tipi"><text:span text:style-name="T2"> </text:span></text:span><text:span text:style-name="Varsayılan_20_Paragraf_20_Yazı_20_Tipi"><text:span text:style-name="T16">Kiracı</text:span></text:span><text:span text:style-name="Varsayılan_20_Paragraf_20_Yazı_20_Tipi"><text:span text:style-name="T2">, taşınmazda bir değişiklik yapmak isterse bu ek bir sözleşme ile belirlenmelidir. </text:span></text:span><text:span text:style-name="Varsayılan_20_Paragraf_20_Yazı_20_Tipi"><text:span text:style-name="T5">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2">, kiralananda ortaya çıkabilecek </text:span></text:span><text:span text:style-name="Varsayılan_20_Paragraf_20_Yazı_20_Tipi"><text:span text:style-name="T5">değer artışının karşılığını isteyemez. Yazılı onayla veya onaysız, kiracının imar mevzuatına aykırı tadilatlarından dolayı ilgili resmi makamlar tarafından kiraya veren adına düzenlenecek harç, ceza, imar para cezası vb. her türlü cezalar kiracı tarafından ödenecektir; kiraya veren tarafından ödenen cezalar kiracıya rücu edilir. </text:span></text:span><text:span text:style-name="Varsayılan_20_Paragraf_20_Yazı_20_Tipi"><text:span text:style-name="T33">321</text:span></text:span></text:p>
      <text:p text:style-name="P1"><text:span text:style-name="Strong_20_Emphasis"><text:span text:style-name="T5">7.3.</text:span></text:span><text:span text:style-name="Varsayılan_20_Paragraf_20_Yazı_20_Tipi"><text:span text:style-name="T5"> Kira sözleşmesinin sona erdirilmesi halinde kiralanan üzerinde yapılmış olan her türlü tadilat ve değişikliğin tamamı veya bir kısmı, kiraya verenin talebiyle, kiracı tarafından eski haline getirilecek ve teslim edilecektir. Kiracı, kiraya verenin eski hale getirmek için yaptığı masrafın beş katı ceza bedeli ödemeyi kabul eder. </text:span></text:span><text:span text:style-name="Varsayılan_20_Paragraf_20_Yazı_20_Tipi"><text:span text:style-name="T33">321</text:span></text:span></text:p>
      <text:p text:style-name="P1"><text:span text:style-name="Strong_20_Emphasis"><text:span text:style-name="T2">MADDE 8 – DEVİR – TEMLİK – ALT KİRA – ORTAK KİRACI: </text:span></text:span><text:span text:style-name="Varsayılan_20_Paragraf_20_Yazı_20_Tipi"><text:span text:style-name="T2">Kiracı, yazılı rıza olmadıkça, kiralananı kısmen veya tamamen gerçek ve/veya tüzel kişilere devredemez, terk edemez, kullandıramaz, alt kira yolu ile kiraya veremez, yanına ortak kiracı alamaz. Yazılı rızanın alınabilmesi </text:span></text:span><text:span text:style-name="Varsayılan_20_Paragraf_20_Yazı_20_Tipi"><text:span text:style-name="T5">için devir bilgisi kiraya verene otuz gün öncesinde, noter marifetiyle bildirilmelidir. Kiraya verende kararını en geç üç ay içinde noter marifetiyle kiracıya bildirmek zorundadır. </text:span></text:span><text:span text:style-name="Varsayılan_20_Paragraf_20_Yazı_20_Tipi"><text:span text:style-name="T33">322</text:span></text:span></text:p>
      <text:p text:style-name="P21"><text:span text:style-name="Varsayılan_20_Paragraf_20_Yazı_20_Tipi"><text:span text:style-name="T2">Kiraya verenin devir işlemine onay vermesi durumunda;</text:span></text:span></text:p>
      <text:p text:style-name="P22"><text:span text:style-name="Varsayılan_20_Paragraf_20_Yazı_20_Tipi"><text:span text:style-name="T22">8.1.</text:span></text:span><text:span text:style-name="Varsayılan_20_Paragraf_20_Yazı_20_Tipi"><text:span text:style-name="T2"> Devreden kiracı; devir alan kiracının mecuru tahliye e</text:span></text:span><text:span text:style-name="Varsayılan_20_Paragraf_20_Yazı_20_Tipi"><text:span text:style-name="T4">deceği</text:span></text:span><text:span text:style-name="Varsayılan_20_Paragraf_20_Yazı_20_Tipi"><text:span text:style-name="T2"> tarihe kadar bu sözleşme kapmasındaki tüm borç ve sorumluluklarına müteselsil kefil olduğunu kabul, taahhüt etmiştir.</text:span></text:span></text:p>
      <text:p text:style-name="P22"><text:span text:style-name="Varsayılan_20_Paragraf_20_Yazı_20_Tipi"><text:span text:style-name="T22">8.2.</text:span></text:span><text:span text:style-name="Varsayılan_20_Paragraf_20_Yazı_20_Tipi"><text:span text:style-name="T2"> Devreden kiracı, sonradan muaccel olacak kira bedellerinden, kira konusunun sözleşmeye aykırı kullanılmasından doğan zararlardan ve kiraya verenin, kira ilişkisini haklı sebeplerle olağanüstü feshetmesi halinde, uğramış olduğu zararlardan ve tazminatlardan da sorumlu olacaktır.</text:span></text:span></text:p>
      <text:p text:style-name="P22"><text:span text:style-name="Varsayılan_20_Paragraf_20_Yazı_20_Tipi"><text:span text:style-name="T22">8.3.</text:span></text:span><text:span text:style-name="Varsayılan_20_Paragraf_20_Yazı_20_Tipi"><text:span text:style-name="T2"> Devralan kiracı için uygulanacak kira bedeli kiraya veren tarafından devir sırasında yeniden belirlenir. Devreden kiracıya devrettiği tarih itibarı ile kalan kira bedeli iade edilir. Devralan kiracının kira bedelini nakit ödemesi ile sözleşme yapılabilir. Oluşan her türlü </text:span></text:span><text:soft-page-break/><text:span text:style-name="Varsayılan_20_Paragraf_20_Yazı_20_Tipi"><text:span text:style-name="T2">zarardan devreden ve devralan kiracı müteselsilen sorumlu olacaktır. </text:span></text:span><text:span text:style-name="Varsayılan_20_Paragraf_20_Yazı_20_Tipi"><text:span text:style-name="T32">323-4</text:span></text:span></text:p>
      <text:p text:style-name="P29"><text:span text:style-name="Varsayılan_20_Paragraf_20_Yazı_20_Tipi"><text:span text:style-name="T36">8.3.</text:span></text:span><text:span text:style-name="Varsayılan_20_Paragraf_20_Yazı_20_Tipi"><text:span text:style-name="T37"> </text:span></text:span><text:span text:style-name="Varsayılan_20_Paragraf_20_Yazı_20_Tipi"><text:span text:style-name="T38">Devralan kiracı, kira bedelinin yarısı kadar güvence bedeli ödeyecektir. Devreden ve devralan kiracıların depozito bedelleri, devralan kiracı ile sözleşme yasal olarak sona erdiğinde borçları düşüldükten sonra birlikte iade edilir. </text:span></text:span></text:p>
      <text:p text:style-name="P29"><text:span text:style-name="Strong_20_Emphasis"><text:span text:style-name="T2">MADDE 9 – KİRALANANIN KULLANILMAMASI: </text:span></text:span><text:span text:style-name="Strong_20_Emphasis"><text:span text:style-name="T29">Normal veya mücbir bir sebeple, mecur kullanılmasa veya sınırlı olarak kullanılsa bile kiracı, kira bedelini ve yan giderleri ödemekle yükümlüdür. İşbu sözleşme pandemi koşulları göz önünde bulundurularak düzenlenmiştir. </text:span></text:span><text:span text:style-name="Strong_20_Emphasis"><text:span text:style-name="T35">324</text:span></text:span></text:p>
      <text:p text:style-name="P1"><text:span text:style-name="Strong_20_Emphasis"><text:span text:style-name="T2">MADDE 10 – BİLDİRİM İLE SÖZLEŞME FESHİ</text:span></text:span></text:p>
      <text:p text:style-name="P1"><text:span text:style-name="Strong_20_Emphasis"><text:span text:style-name="T2">10.1.</text:span></text:span><text:span text:style-name="Strong_20_Emphasis"><text:span text:style-name="T26"> İşbu</text:span></text:span><text:span text:style-name="Varsayılan_20_Paragraf_20_Yazı_20_Tipi"><text:span text:style-name="T2"> sözleşmenin fesih bildirim süresi 3 (üç ay), fesih dönemi 6 (altı) aydır. </text:span></text:span><text:span text:style-name="Varsayılan_20_Paragraf_20_Yazı_20_Tipi"><text:span text:style-name="T32">328/1</text:span></text:span></text:p>
      <text:p text:style-name="P1"><text:span text:style-name="Strong_20_Emphasis"><text:span text:style-name="T2">10.2. </text:span></text:span><text:span text:style-name="Strong_20_Emphasis"><text:span text:style-name="T26">Taraflar kira bitiş tarihinden üç ay öncesinde, sözleşmenin fesih edileceğine dair bir bildirimde bulunmaz ise sözleşme kira bedeli hariç aynı şartlarla </text:span></text:span><text:span text:style-name="Varsayılan_20_Paragraf_20_Yazı_20_Tipi"><text:span text:style-name="T2">kendiliğinden bir dönem uzar.</text:span></text:span></text:p>
      <text:p text:style-name="P1"><text:span text:style-name="Strong_20_Emphasis"><text:span text:style-name="T2">10.3.</text:span></text:span><text:span text:style-name="Strong_20_Emphasis"><text:span text:style-name="T26"> Kiracı, sözleşme bitiş tarihine uymaksızın tahliye etmek isterse, sadece 01 Ocak- 30 Haziran tarihleri arasında, üç ay önceden noterden bildirim yaparak ve tahliye tarihini izleyen üç aylık kira bedelini de kiraya verene peşin ödeyerek kiralananı tahliye edebilir. Tahliye sonrası ödemesi yapılan 3 ay içerisinde yeni bir kiracı ile sözleşme yapılırsa, oturulmayan dönem kira bedeli kiracıya iade edilir. <text:s/></text:span></text:span><text:span text:style-name="Strong_20_Emphasis"><text:span text:style-name="T34">325</text:span></text:span></text:p>
      <text:p text:style-name="P1"><text:span text:style-name="Strong_20_Emphasis"><text:span text:style-name="T2">MADDE 11 – </text:span></text:span><text:span text:style-name="Strong_20_Emphasis"><text:span text:style-name="T26">İşbu sözleşmedeki herhangi bir maddenin yerine getirilmemesi sözleşmenin fesih sebebidir. Kiracı hiçbir koşulda kiraya verenden tazminat talep edemez. </text:span></text:span><text:span text:style-name="Strong_20_Emphasis"><text:span text:style-name="T34">331</text:span></text:span></text:p>
      <text:p text:style-name="P1"><text:span text:style-name="Varsayılan_20_Paragraf_20_Yazı_20_Tipi"><text:span text:style-name="T22">MADDE 12</text:span></text:span><text:span text:style-name="Strong_20_Emphasis"><text:span text:style-name="T2"> –</text:span></text:span><text:span text:style-name="Varsayılan_20_Paragraf_20_Yazı_20_Tipi"><text:span text:style-name="T22"> </text:span></text:span><text:span text:style-name="Varsayılan_20_Paragraf_20_Yazı_20_Tipi"><text:span text:style-name="T21">Kiracının iflası ve ölümü: </text:span></text:span><text:span text:style-name="Varsayılan_20_Paragraf_20_Yazı_20_Tipi"><text:span text:style-name="T2">Kiracı iflas eder veya ölürse, ölen kiracının mirasçıları ve ortakları veya bu ortakların aynı meslek ve sanatı yürüten mirasçıları kiranın devam etmesine yönelik istekleri, bu sözleşmeye bağlı olarak geçersizdir. Kiraya veren, mirasçılarla yeni bir sözleşme yapma hakkını tek taraflı olarak kullanabilir. Yeni bir anlaşma yapılmaması durumunda, mirasçılar, kiralananı, derhal boşaltmakla yükümlüdür. Boşaltma tarihi itibarı ile varsa kalan kira bedeli iade edilir. <text:s/>Üç ay içinde mirasçıların tahliye ile ilgili herhangi bir girişimde bulunmaması durumunda kiracının malları bir yedi emine teslim edilir. Sözleşmesi tek taraflı olarak fesih edilir. </text:span></text:span><text:span text:style-name="Varsayılan_20_Paragraf_20_Yazı_20_Tipi"><text:span text:style-name="T32">332-3</text:span></text:span></text:p>
      <text:p text:style-name="P20"><text:span text:style-name="Strong_20_Emphasis"><text:span text:style-name="T2">MADDE 13 – </text:span></text:span><text:span text:style-name="Strong_20_Emphasis"><text:span text:style-name="T26">Kiracı, sözleşmenin sona ermesi halinde, s</text:span></text:span><text:span text:style-name="Varsayılan_20_Paragraf_20_Yazı_20_Tipi"><text:span text:style-name="T2">özleşmeye aykırı kullanmadan doğacak zararları gidermekle yükümlüdür. </text:span></text:span><text:span text:style-name="Varsayılan_20_Paragraf_20_Yazı_20_Tipi"><text:span text:style-name="T32">334</text:span></text:span></text:p>
      <text:p text:style-name="P1"><text:span text:style-name="Strong_20_Emphasis"><text:span text:style-name="T2">MADDE 14 – GÜVENCE BEDELİ: </text:span></text:span><text:span text:style-name="Strong_20_Emphasis"><text:span text:style-name="T26">Kiracı üç aylık kira bedeli güvence bedeli verecektir. Kiraya veren tarafından, güvence bedelinin geri ödenmesinde herhangi bir fark ödenmez. </text:span></text:span><text:span text:style-name="Strong_20_Emphasis"><text:span text:style-name="T34">342</text:span></text:span></text:p>
      <text:p text:style-name="P1"><text:span text:style-name="Varsayılan_20_Paragraf_20_Yazı_20_Tipi"><text:span text:style-name="T5"/></text:span></text:p>
      <text:p text:style-name="P33"><text:span text:style-name="Strong_20_Emphasis"><text:span text:style-name="T2">MADDE 16 – KİRA HARİCİ GİDER VE ÖDEMELER</text:span></text:span></text:p>
      <text:p text:style-name="P33"><text:span text:style-name="Strong_20_Emphasis"><text:span text:style-name="T2">16.1.</text:span></text:span><text:span text:style-name="Varsayılan_20_Paragraf_20_Yazı_20_Tipi"><text:span text:style-name="T2">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text:span></text:span></text:p>
      <text:p text:style-name="P33"><text:span text:style-name="Varsayılan_20_Paragraf_20_Yazı_20_Tipi"><text:span text:style-name="T2"/></text:span></text:p>
      <text:p text:style-name="P29"><text:span text:style-name="Varsayılan_20_Paragraf_20_Yazı_20_Tipi"><text:span text:style-name="T2">zarardan devreden ve devralan kiracı müteselsilen sorumlu olacaktır. </text:span></text:span><text:span text:style-name="Varsayılan_20_Paragraf_20_Yazı_20_Tipi"><text:span text:style-name="T32">323-4</text:span></text:span></text:p>
      <text:p text:style-name="P29"><text:span text:style-name="Varsayılan_20_Paragraf_20_Yazı_20_Tipi"><text:span text:style-name="T36">8.3.</text:span></text:span><text:span text:style-name="Varsayılan_20_Paragraf_20_Yazı_20_Tipi"><text:span text:style-name="T37"> </text:span></text:span><text:span text:style-name="Varsayılan_20_Paragraf_20_Yazı_20_Tipi"><text:span text:style-name="T38">Devralan kiracı, kira bedelinin yarısı kadar güvence bedeli ödeyecektir. Devreden ve devralan kiracıların depozito bedelleri, devralan kiracı ile sözleşme yasal olarak sona erdiğinde borçları düşüldükten sonra birlikte iade edilir. </text:span></text:span></text:p>
      <text:p text:style-name="P29"><text:span text:style-name="Strong_20_Emphasis"><text:span text:style-name="T2">MADDE 9 – KİRALANANIN KULLANILMAMASI: </text:span></text:span><text:span text:style-name="Strong_20_Emphasis"><text:span text:style-name="T29">Normal veya mücbir bir sebeple, mecur kullanılmasa veya sınırlı olarak kullanılsa bile kiracı, kira bedelini ve yan giderleri ödemekle yükümlüdür. İşbu sözleşme pandemi koşulları göz önünde bulundurularak düzenlenmiştir. </text:span></text:span><text:span text:style-name="Strong_20_Emphasis"><text:span text:style-name="T35">324</text:span></text:span></text:p>
      <text:p text:style-name="P33"><text:span text:style-name="Strong_20_Emphasis"><text:span text:style-name="T2">MADDE 10 – BİLDİRİM İLE SÖZLEŞME FESHİ</text:span></text:span></text:p>
      <text:p text:style-name="P33"><text:span text:style-name="Strong_20_Emphasis"><text:span text:style-name="T2">10.1.</text:span></text:span><text:span text:style-name="Strong_20_Emphasis"><text:span text:style-name="T26"> İşbu</text:span></text:span><text:span text:style-name="Varsayılan_20_Paragraf_20_Yazı_20_Tipi"><text:span text:style-name="T2"> sözleşmenin fesih bildirim süresi 3 (üç ay), fesih dönemi 6 (altı) aydır. </text:span></text:span><text:span text:style-name="Varsayılan_20_Paragraf_20_Yazı_20_Tipi"><text:span text:style-name="T32">328/1</text:span></text:span></text:p>
      <text:p text:style-name="P33"><text:span text:style-name="Strong_20_Emphasis"><text:span text:style-name="T2">10.2. </text:span></text:span><text:span text:style-name="Strong_20_Emphasis"><text:span text:style-name="T26">Taraflar kira bitiş tarihinden üç ay öncesinde, sözleşmenin fesih edileceğine dair bir bildirimde bulunmaz ise sözleşme kira bedeli hariç aynı şartlarla </text:span></text:span><text:span text:style-name="Varsayılan_20_Paragraf_20_Yazı_20_Tipi"><text:span text:style-name="T2">kendiliğinden bir dönem uzar.</text:span></text:span></text:p>
      <text:p text:style-name="P33"><text:span text:style-name="Strong_20_Emphasis"><text:span text:style-name="T2">10.3.</text:span></text:span><text:span text:style-name="Strong_20_Emphasis"><text:span text:style-name="T26"> Kiracı, sözleşme bitiş tarihine uymaksızın tahliye etmek isterse, sadece 01 Ocak- 30 Haziran tarihleri arasında, üç ay önceden noterden bildirim yaparak ve tahliye tarihini izleyen üç aylık kira bedelini de kiraya verene peşin ödeyerek kiralananı tahliye edebilir. Tahliye sonrası ödemesi yapılan 3 ay içerisinde yeni bir kiracı ile sözleşme yapılırsa, oturulmayan dönem kira bedeli kiracıya iade edilir. <text:s/></text:span></text:span><text:span text:style-name="Strong_20_Emphasis"><text:span text:style-name="T34">325</text:span></text:span></text:p>
      <text:p text:style-name="P33"><text:soft-page-break/><text:span text:style-name="Strong_20_Emphasis"><text:span text:style-name="T2">MADDE 11 – </text:span></text:span><text:span text:style-name="Strong_20_Emphasis"><text:span text:style-name="T26">İşbu sözleşmedeki herhangi bir maddenin yerine getirilmemesi sözleşmenin fesih sebebidir. Kiracı hiçbir koşulda kiraya verenden tazminat talep edemez. </text:span></text:span><text:span text:style-name="Strong_20_Emphasis"><text:span text:style-name="T34">331</text:span></text:span></text:p>
      <text:p text:style-name="P33"><text:span text:style-name="Varsayılan_20_Paragraf_20_Yazı_20_Tipi"><text:span text:style-name="T22">MADDE 12</text:span></text:span><text:span text:style-name="Strong_20_Emphasis"><text:span text:style-name="T2"> –</text:span></text:span><text:span text:style-name="Varsayılan_20_Paragraf_20_Yazı_20_Tipi"><text:span text:style-name="T22"> </text:span></text:span><text:span text:style-name="Varsayılan_20_Paragraf_20_Yazı_20_Tipi"><text:span text:style-name="T21">Kiracının iflası ve ölümü: </text:span></text:span><text:span text:style-name="Varsayılan_20_Paragraf_20_Yazı_20_Tipi"><text:span text:style-name="T2">Kiracı iflas eder veya ölürse, ölen kiracının mirasçıları ve ortakları veya bu ortakların aynı meslek ve sanatı yürüten mirasçıları kiranın devam etmesine yönelik istekleri, bu sözleşmeye bağlı olarak geçersizdir. Kiraya veren, mirasçılarla yeni bir sözleşme yapma hakkını tek taraflı olarak kullanabilir. Yeni bir anlaşma yapılmaması durumunda, mirasçılar, kiralananı, derhal boşaltmakla yükümlüdür. Boşaltma tarihi itibarı ile varsa kalan kira bedeli iade edilir. <text:s/>Üç ay içinde mirasçıların tahliye ile ilgili herhangi bir girişimde bulunmaması durumunda kiracının malları bir yedi emine teslim edilir. Sözleşmesi tek taraflı olarak fesih edilir. </text:span></text:span><text:span text:style-name="Varsayılan_20_Paragraf_20_Yazı_20_Tipi"><text:span text:style-name="T32">332-3</text:span></text:span></text:p>
      <text:p text:style-name="P30"><text:span text:style-name="Strong_20_Emphasis"><text:span text:style-name="T2">MADDE 13 – </text:span></text:span><text:span text:style-name="Strong_20_Emphasis"><text:span text:style-name="T26">Kiracı, sözleşmenin sona ermesi halinde, s</text:span></text:span><text:span text:style-name="Varsayılan_20_Paragraf_20_Yazı_20_Tipi"><text:span text:style-name="T2">özleşmeye aykırı kullanmadan doğacak zararları gidermekle yükümlüdür. </text:span></text:span><text:span text:style-name="Varsayılan_20_Paragraf_20_Yazı_20_Tipi"><text:span text:style-name="T32">334</text:span></text:span></text:p>
      <text:p text:style-name="P33"><text:span text:style-name="Strong_20_Emphasis"><text:span text:style-name="T2">MADDE 14 – GÜVENCE BEDELİ: </text:span></text:span><text:span text:style-name="Strong_20_Emphasis"><text:span text:style-name="T26">Kiracı üç aylık kira bedeli güvence bedeli verecektir. Kiraya veren tarafından, güvence bedelinin geri ödenmesinde herhangi bir fark ödenmez. </text:span></text:span><text:span text:style-name="Strong_20_Emphasis"><text:span text:style-name="T34">342</text:span></text:span></text:p>
      <text:p text:style-name="P33"><text:span text:style-name="Strong_20_Emphasis"><text:span text:style-name="T2">Madde 1</text:span></text:span><text:span text:style-name="Strong_20_Emphasis"><text:span text:style-name="T4">5</text:span></text:span><text:span text:style-name="Strong_20_Emphasis"><text:span text:style-name="T2"> – SÖZLEŞMENİN FESHİ – CEZA – TAHLİYE</text:span></text:span></text:p>
      <text:p text:style-name="P33"><text:span text:style-name="Strong_20_Emphasis"><text:span text:style-name="T2">1</text:span></text:span><text:span text:style-name="Strong_20_Emphasis"><text:span text:style-name="T4">5</text:span></text:span><text:span text:style-name="Strong_20_Emphasis"><text:span text:style-name="T2">.1. </text:span></text:span><text:span text:style-name="Varsayılan_20_Paragraf_20_Yazı_20_Tipi"><text:span text:style-name="T2">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span></text:p>
      <text:p text:style-name="P33"><text:span text:style-name="Strong_20_Emphasis"><text:span text:style-name="T2">1</text:span></text:span><text:span text:style-name="Strong_20_Emphasis"><text:span text:style-name="T4">5</text:span></text:span><text:span text:style-name="Strong_20_Emphasis"><text:span text:style-name="T2">.2.</text:span></text:span><text:span text:style-name="Varsayılan_20_Paragraf_20_Yazı_20_Tipi"><text:span text:style-name="T2"> Kiracı, herhangi bir tahliye sebebi gerçekleştiği halde kiralananı tahliye etmez ise “ceza” maddesi uygulanır.</text:span></text:span></text:p>
      <text:p text:style-name="P33"><text:span text:style-name="Varsayılan_20_Paragraf_20_Yazı_20_Tipi"><text:span text:style-name="T18">1</text:span></text:span><text:span text:style-name="Varsayılan_20_Paragraf_20_Yazı_20_Tipi"><text:span text:style-name="T20">5</text:span></text:span><text:span text:style-name="Varsayılan_20_Paragraf_20_Yazı_20_Tipi"><text:span text:style-name="T18">.3. Ceza: </text:span></text:span><text:span text:style-name="Varsayılan_20_Paragraf_20_Yazı_20_Tipi"><text:span text:style-name="T5">Kiracı ceza durumunun oluştuğu tarihten itibaren geçen her gün için, yıllık kira bedelinin yüzde biri oranında ayrıca günlük ceza bedeli ödemeyi kabul ve taahhüt eder.</text:span></text:span></text:p>
      <text:p text:style-name="P33"><text:span text:style-name="Varsayılan_20_Paragraf_20_Yazı_20_Tipi"><text:span text:style-name="T18">1</text:span></text:span><text:span text:style-name="Varsayılan_20_Paragraf_20_Yazı_20_Tipi"><text:span text:style-name="T20">5</text:span></text:span><text:span text:style-name="Varsayılan_20_Paragraf_20_Yazı_20_Tipi"><text:span text:style-name="T18">.4.</text:span></text:span><text:span text:style-name="Varsayılan_20_Paragraf_20_Yazı_20_Tipi"><text:span text:style-name="T5"> </text:span></text:span><text:span text:style-name="Varsayılan_20_Paragraf_20_Yazı_20_Tipi"><text:span text:style-name="T8">Uzayan yeni kira dönemi için hazırlanan</text:span></text:span><text:span text:style-name="Varsayılan_20_Paragraf_20_Yazı_20_Tipi"><text:span text:style-name="T7"> </text:span></text:span><text:span text:style-name="Varsayılan_20_Paragraf_20_Yazı_20_Tipi"><text:span text:style-name="T8">i</text:span></text:span><text:span text:style-name="Varsayılan_20_Paragraf_20_Yazı_20_Tipi"><text:span text:style-name="T5">şbu sözleşme ile kiracı, halen tahtı icarında bulunan mecuru; <text:tab/><text:tab/><text:tab/><text:tab/><text:tab/>tarihinde, sözleşmenin şartlarına bağlı kalarak, hiçbir cevap itası, tebliğ ve tebellüğ, kanuni merasim, ihtar ve protesto keşidesi, hüküm istihsaline ve mahkeme ilamına hacet kalmaksızın kayıtsız ve şartsız olarak boşaltmayı, hür iradesiyle beyan, kabul ve taahhüt etmiştir. Kiracı; mecuru gününde tahliye edemediği veya etmediği takdirde, tahliye hakkının doğduğu tarihten itibaren geçen her gün için yıllık kira bedelinin % 1 ’i oranında günlük ceza bedeli ödemeyi, kiraya veren veya yetkili kanuni vekili tarafından aleyhine yapılacak, her türlü icra takibatı, mahkeme masrafları, avukatlık ücretleri ve benzeri tüm ücretlerinde tamamen kendi veya şahit tarafından; kiracı tüzel kişilik ise, firma imza yetkilisi şahit şahıs şahsen kendisi tarafından karşılanacağını şimdiden kabul, beyan ve taahhüt etmiştir.</text:span></text:span></text:p>
      <text:p text:style-name="P33"><text:span text:style-name="Strong_20_Emphasis"><text:span text:style-name="T2">MADDE 16 – KİRA HARİCİ GİDER VE ÖDEMELER</text:span></text:span></text:p>
      <text:p text:style-name="P33"><text:span text:style-name="Strong_20_Emphasis"><text:span text:style-name="T2">16.1.</text:span></text:span><text:span text:style-name="Varsayılan_20_Paragraf_20_Yazı_20_Tipi"><text:span text:style-name="T2">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text:span></text:span></text:p>
      <text:p text:style-name="P33"><text:span text:style-name="Strong_20_Emphasis"><text:span text:style-name="T2">16.2.</text:span></text:span><text:span text:style-name="Varsayılan_20_Paragraf_20_Yazı_20_Tipi"><text:span text:style-name="T2">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33"><text:span text:style-name="Strong_20_Emphasis"><text:span text:style-name="T5">16.3.</text:span></text:span><text:span text:style-name="Varsayılan_20_Paragraf_20_Yazı_20_Tipi"><text:span text:style-name="T5"> Kiracı mecurun yönetim planına, güvenlik tedbirlerine, işletme projesine istisnasız uyacak ve bu hususlardan doğacak yükümlülüklerini yerine getirecek ve kiraya vereni, </text:span></text:span><text:span text:style-name="Varsayılan_20_Paragraf_20_Yazı_20_Tipi"><text:span text:style-name="T2">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33"><text:span text:style-name="Strong_20_Emphasis"><text:span text:style-name="T2">MADDE 1</text:span></text:span><text:span text:style-name="Strong_20_Emphasis"><text:span text:style-name="T4">7</text:span></text:span><text:span text:style-name="Strong_20_Emphasis"><text:span text:style-name="T2"> – ARTIŞ:</text:span></text:span><text:span text:style-name="Strong_20_Emphasis"><text:span text:style-name="T26"> </text:span></text:span><text:span text:style-name="Strong_20_Emphasis"><text:span text:style-name="T27">Uzayan dönemlerde kanunun belirlediği oranda artış yapılacaktır.</text:span></text:span><text:span text:style-name="Strong_20_Emphasis"><text:span text:style-name="T26"> Kira bedelini piyasa şartları belirler. Kira bedeli zamanında ödenmezse </text:span></text:span><text:span text:style-name="Strong_20_Emphasis"><text:span text:style-name="T28">temerrüt oluşur</text:span></text:span><text:span text:style-name="Strong_20_Emphasis"><text:span text:style-name="T26">, ödenmeyen miktara </text:span></text:span><text:span text:style-name="Strong_20_Emphasis"><text:span text:style-name="T27">aylık TÜFE</text:span></text:span><text:span text:style-name="Strong_20_Emphasis"><text:span text:style-name="T26"> oranında fark eklenerek ödenecektir. Her beş yıllık süre sonunda TÜFE oranına bakılmaksızın </text:span></text:span><text:span text:style-name="Strong_20_Emphasis"><text:span text:style-name="T27">TÜFE oranının üzerinde</text:span></text:span><text:span text:style-name="Strong_20_Emphasis"><text:span text:style-name="T26"> kira artışı yapılacaktır. </text:span></text:span><text:span text:style-name="Strong_20_Emphasis"><text:span text:style-name="T34">344</text:span></text:span></text:p>
      <text:p text:style-name="P1"><text:soft-page-break/><text:span text:style-name="Strong_20_Emphasis"><text:span text:style-name="T2">Madde 18 – MÜCBİR SEBEP: </text:span></text:span><text:span text:style-name="Varsayılan_20_Paragraf_20_Yazı_20_Tipi"><text:span text:style-name="T2">Doğal afet veya ülkenin dahil olduğu savaşın mücbir sebep kabul edilebilmesi ancak Bayındırlık ve İskan Bakanlığı tarafından bu hususun mücbir sebep olarak ilan edilmesi halinde mümkündür. Taşınmazda meydana gelebilecek yangın, su basması, tahribat vb. hallerden doğan zarar ve ziyan kiracı tarafından tazmin edilecektir.</text:span></text:span></text:p>
      <text:p text:style-name="P34"><text:span text:style-name="Varsayılan_20_Paragraf_20_Yazı_20_Tipi"><text:span text:style-name="T22">MADDE 19</text:span></text:span><text:span text:style-name="Strong_20_Emphasis"><text:span text:style-name="T2"> – </text:span></text:span><text:span text:style-name="Varsayılan_20_Paragraf_20_Yazı_20_Tipi"><text:span text:style-name="T22">ŞAHİT:</text:span></text:span><text:span text:style-name="Varsayılan_20_Paragraf_20_Yazı_20_Tipi"><text:span text:style-name="T2"> Şahit, sözleşmeyi imzalayan kişin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 ve kefil olduğunu kabul ve beyan etmiştir.</text:span></text:span></text:p>
      <text:p text:style-name="P3"><text:span text:style-name="Varsayılan_20_Paragraf_20_Yazı_20_Tipi"><text:span text:style-name="T5">İşbu akitteki bilgilerin doğruluğunu ve sözleşmenin tüm şartlarına uyacağımı, </text:span></text:span><text:span text:style-name="Varsayılan_20_Paragraf_20_Yazı_20_Tipi"><text:span text:style-name="T2">uyuşmazlıkların çözümü için Tokat Adliyesi Mahkeme ve İcra dairelerinin salahiyetini</text:span></text:span><text:span text:style-name="Varsayılan_20_Paragraf_20_Yazı_20_Tipi"><text:span text:style-name="T5"> peşinen kabul ettiğimi, işbu sözleşmeyi okuduktan sonra hür irademle imzaladığımı, beyan, kabul ve taahhüt ederim.</text:span></text:span></text:p>
      <text:p text:style-name="P8"><text:tab/></text:p>
      <text:p text:style-name="P8"/>
      <text:p text:style-name="P8"/>
      <text:p text:style-name="P34"><text:span text:style-name="Strong_20_Emphasis"><text:span text:style-name="T2">Madde 1</text:span></text:span><text:span text:style-name="Strong_20_Emphasis"><text:span text:style-name="T4">5</text:span></text:span><text:span text:style-name="Strong_20_Emphasis"><text:span text:style-name="T2"> – SÖZLEŞMENİN FESHİ – CEZA – TAHLİYE</text:span></text:span></text:p>
      <text:p text:style-name="P34"><text:span text:style-name="Strong_20_Emphasis"><text:span text:style-name="T2">1</text:span></text:span><text:span text:style-name="Strong_20_Emphasis"><text:span text:style-name="T4">5</text:span></text:span><text:span text:style-name="Strong_20_Emphasis"><text:span text:style-name="T2">.1. </text:span></text:span><text:span text:style-name="Varsayılan_20_Paragraf_20_Yazı_20_Tipi"><text:span text:style-name="T2">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span></text:p>
      <text:p text:style-name="P34"><text:span text:style-name="Strong_20_Emphasis"><text:span text:style-name="T2">1</text:span></text:span><text:span text:style-name="Strong_20_Emphasis"><text:span text:style-name="T4">5</text:span></text:span><text:span text:style-name="Strong_20_Emphasis"><text:span text:style-name="T2">.2.</text:span></text:span><text:span text:style-name="Varsayılan_20_Paragraf_20_Yazı_20_Tipi"><text:span text:style-name="T2"> Kiracı, herhangi bir tahliye sebebi gerçekleştiği halde kiralananı tahliye etmez ise “ceza” maddesi uygulanır.</text:span></text:span></text:p>
      <text:p text:style-name="P34"><text:span text:style-name="Varsayılan_20_Paragraf_20_Yazı_20_Tipi"><text:span text:style-name="T18">1</text:span></text:span><text:span text:style-name="Varsayılan_20_Paragraf_20_Yazı_20_Tipi"><text:span text:style-name="T20">5</text:span></text:span><text:span text:style-name="Varsayılan_20_Paragraf_20_Yazı_20_Tipi"><text:span text:style-name="T18">.3. Ceza: </text:span></text:span><text:span text:style-name="Varsayılan_20_Paragraf_20_Yazı_20_Tipi"><text:span text:style-name="T5">Kiracı ceza durumunun oluştuğu tarihten itibaren geçen her gün için, yıllık kira bedelinin yüzde biri oranında ayrıca günlük ceza bedeli ödemeyi kabul ve taahhüt eder.</text:span></text:span></text:p>
      <text:p text:style-name="P34"><text:span text:style-name="Varsayılan_20_Paragraf_20_Yazı_20_Tipi"><text:span text:style-name="T18">1</text:span></text:span><text:span text:style-name="Varsayılan_20_Paragraf_20_Yazı_20_Tipi"><text:span text:style-name="T20">5</text:span></text:span><text:span text:style-name="Varsayılan_20_Paragraf_20_Yazı_20_Tipi"><text:span text:style-name="T18">.4.</text:span></text:span><text:span text:style-name="Varsayılan_20_Paragraf_20_Yazı_20_Tipi"><text:span text:style-name="T5"> İşbu sözleşme ile kiracı, halen tahtı icarında bulunan mecuru;</text:span></text:span></text:p>
      <text:p text:style-name="P37"><text:span text:style-name="Varsayılan_20_Paragraf_20_Yazı_20_Tipi"><text:span text:style-name="T39">tarihinde, sözleşmenin şartlarına bağlı kalarak, hiçbir cevap itası, tebliğ ve tebellüğ, kanuni merasim, ihtar ve protesto keşidesi, hüküm istihsaline ve mahkeme ilamına hacet kalmaksızın kayıtsız ve şartsız olarak boşaltmayı, hür iradesiyle beyan, kabul ve taahhüt etmiştir. Kiracı; mecuru gününde tahliye edemediği veya etmediği takdirde, tahliye hakkının doğduğu tarihten itibaren geçen her gün için yıllık kira bedelinin % 1 ’i oranında günlük ceza bedeli ödemeyi, kiraya veren veya yetkili kanuni vekili tarafından aleyhine yapılacak, her türlü icra takibatı, mahkeme masrafları, avukatlık ücretleri ve benzeri tüm ücretlerinde tamamen kendi veya şahit tarafından; kiracı tüzel kişilik ise, firma imza yetkilisi şahit şahıs şahsen kendisi tarafından karşılanacağını şimdiden kabul, beyan ve taahhüt etmiştir.</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text:tab/></text:p>
      <text:p text:style-name="P4"><text:span text:style-name="Varsayılan_20_Paragraf_20_Yazı_20_Tipi"><text:span text:style-name="T2">EK SÖZLEŞME</text:span></text:span><text:span text:style-name="Strong_20_Emphasis"><text:span text:style-name="T2"> – </text:span></text:span><text:span text:style-name="Varsayılan_20_Paragraf_20_Yazı_20_Tipi"><text:span text:style-name="T2">TAAHHÜTNAME</text:span></text:span></text:p>
      <text:p text:style-name="P8"/>
      <text:p text:style-name="P1"><text:span text:style-name="Varsayılan_20_Paragraf_20_Yazı_20_Tipi"><text:span text:style-name="T5"><text:tab/>Halen tahtı icarımda bulunan mecuru; belirlediğimiz tarihte, aramızda imzaladığımız kira sözleşmesinin şartlarına bağlı kalarak, hiçbir kanuni merasime, ihtar ve protesto keşidesine, cevap itasına, tebliğ ve tebellüğe, herhangi bir ihtar ve hiçbir hüküm istihsaline ve mahkemeden ilam almaya hacet kalmaksızın kayıtsız ve şartsız olarak boşaltmayı, tahliye etmeyi kesin olarak, hür irademle beyan, kabul ve taahhüt ediyorum.</text:span></text:span></text:p>
      <text:p text:style-name="P8"/>
      <text:p text:style-name="P1"><text:span text:style-name="Varsayılan_20_Paragraf_20_Yazı_20_Tipi"><text:span text:style-name="T5"><text:tab/>Gününde tahliye edemediğim veya etmediğim takdirde, geçen her gün için, yıllık kira bedelinin yüzde biri oranında (%1) günlük ceza bedeli ödemeyi, kiraya veren veya yetkili kanuni vekili tarafından aleyhime yapılacak, her türlü icra takibatı, mahkeme masrafları, avukatlık ücretleri ve benzeri tüm ücretlerinde tamamen şahsım tarafından karşılanacağını şimdiden kabul, beyan ve taahhüt ediyorum. İşbu taahhütnameyi hür irademle okudum ve imzalıyorum.</text:span></text:span></text:p>
      <text:p text:style-name="P8"/>
      <text:p text:style-name="P17"><text:span text:style-name="Varsayılan_20_Paragraf_20_Yazı_20_Tipi"><text:span text:style-name="T9">Taahhüdün imzalandığı tarih <text:s/><text:tab/>:</text:span></text:span></text:p>
      <text:p text:style-name="P11"/>
      <text:p text:style-name="P15">MECURUN</text:p>
      <text:p text:style-name="P11">Taahhüt edilen tahliye tarihi<text:tab/>:</text:p>
      <text:p text:style-name="P8"/>
      <text:p text:style-name="P8"/>
      <text:p text:style-name="P11">İlk kira başlangıç tarihi<text:tab/><text:tab/>:<text:tab/></text:p>
      <text:p text:style-name="P11"/>
      <text:p text:style-name="P11"/>
      <text:p text:style-name="P11">İlk kira bedeli<text:tab/><text:tab/><text:tab/>:</text:p>
      <text:p text:style-name="P11"/>
      <text:p text:style-name="P11"/>
      <text:p text:style-name="P11">Adresi<text:tab/><text:tab/><text:tab/><text:ta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9"/>
      <text:p text:style-name="P9"/>
      <text:p text:style-name="P9"/>
      <text:p text:style-name="P9"/>
      <text:p text:style-name="P9"/>
      <text:p text:style-name="P4"><text:span text:style-name="Varsayılan_20_Paragraf_20_Yazı_20_Tipi"><text:span text:style-name="T30">ABONE GEREKTİREN DURUMLAR</text:span></text:span><text:span text:style-name="Varsayılan_20_Paragraf_20_Yazı_20_Tipi"><text:span text:style-name="T31"> VE DİĞER ŞARTLAR İÇİN EK SÖZLEŞME</text:span></text:span></text:p>
      <text:p text:style-name="P8"/>
      <text:p text:style-name="P12">Kiralanan Tek bir parselde birden fazla kiracı barındıran bir yapıdadır. Tek tapu olması nedeniyle her kiracı için ayrı bir abone kanunen mümkün değildir. Bu nedenle elektrik ve su ortak kullanım şartları ile kullanılabilecektir.</text:p>
      <text:list xml:id="list2098221620" text:style-name="L1">
        <text:list-item>
          <text:p text:style-name="P23">ELEKTRİK<text:tab/><text:tab/><text:tab/><text:tab/><text:tab/><text:tab/><text:tab/><text:tab/><text:tab/><text:tab/><text:tab/><text:tab/></text:p>
        </text:list-item>
      </text:list>
      <text:p text:style-name="P19"><text:span text:style-name="Varsayılan_20_Paragraf_20_Yazı_20_Tipi"><text:span text:style-name="T10">Mecurda tek bir elektrik abonesi bulunmaktadır. Elektrik işlemleri süzme sayaç vasıtasıyla halledilecektir. <text:s/>Süzme sayaç yazarı üzerinden aylık ödemeler aboneliklerin sahibi olan kiraya verene yapılacaktır. Kiraya veren elektrik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3362518618" text:style-name="L2">
        <text:list-item>
          <text:p text:style-name="P26"><text:span text:style-name="Varsayılan_20_Paragraf_20_Yazı_20_Tipi"><text:span text:style-name="T10">Kiracı, kiraya verene ait abone ve pano üzerinden elektrik kullanımı sağlayacaktır.</text:span></text:span></text:p>
        </text:list-item>
        <text:list-item>
          <text:p text:style-name="P26"><text:span text:style-name="Varsayılan_20_Paragraf_20_Yazı_20_Tipi"><text:span text:style-name="T10">Kiracının aylık elektrik tüketimi bir süzme sayaç ile kayıt altına alınacaktır.</text:span></text:span></text:p>
        </text:list-item>
        <text:list-item>
          <text:p text:style-name="P26"><text:span text:style-name="Varsayılan_20_Paragraf_20_Yazı_20_Tipi"><text:span text:style-name="T10">Ana panodan kiracıya 100 amperlik sigorta ile enerji verilmektedir.</text:span></text:span></text:p>
        </text:list-item>
        <text:list-item>
          <text:p text:style-name="P24">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24">Kiracının ekipmanlarında ana panoda kendisine tahsis edilen sigorta ve sayaç da dahil olmak üzere oluşabilecek elektrik tesisatı kaynaklı arızaların sorumluluğu tamamen kiracıya aittir.</text:p>
        </text:list-item>
        <text:list-item>
          <text:p text:style-name="P24">Kiracı ana panoda kendisine ait sigortadan sonraki tesisat ve ekipmanlarda oluşabilecek arızalardan münferiden sorumludur.</text:p>
        </text:list-item>
        <text:list-item>
          <text:p text:style-name="P24">Ana panoda oluşabilecek arızalardan, panodan enerji sağlayan tüm kiracılar müştereken sorumludur.</text:p>
        </text:list-item>
        <text:list-item>
          <text:p text:style-name="P24">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24">Teminat bedeli, kira bitiminde borcu olmaması durumunda kiracıya, ödediği miktar kadar iade edilecektir. Teminat iadesinde fiyat farkı, faiz vb. uygulanmaz.</text:p>
        </text:list-item>
      </text:list>
      <text:list xml:id="list63156685325509" text:style-name="L1">
        <text:list-item>
          <text:p text:style-name="P23">SU<text:tab/><text:tab/><text:tab/><text:tab/><text:tab/><text:tab/><text:tab/><text:tab/><text:tab/><text:tab/><text:tab/><text:tab/><text:tab/></text:p>
          <text:list>
            <text:list-item>
              <text:p text:style-name="P25">Kiralananda ön ödemeli su sayacı kullanıldığından her kiracı payına düşen aylık su kullanım ücretini kiraya verene peşin ödemekle yükümlüdür. </text:p>
            </text:list-item>
            <text:list-item>
              <text:p text:style-name="P25">Her ay mecurda düzenli bulunan her kişi için en az bir ton su bedeli kiraya verene ödenecektir. Toplanan paranın yetmemesi durumunda ek su parası toplanabilir. </text:p>
            </text:list-item>
            <text:list-item>
              <text:p text:style-name="P25">Su tesisatında oluşabilecek arızaların masraflardan; ana hatta tüm kiracılar müştereken, kendi bölgesi içerisinde oluşan arızalardan ise her kiracı münferiden sorumludur. <text:s/></text:p>
            </text:list-item>
          </text:list>
        </text:list-item>
        <text:list-item>
          <text:p text:style-name="P25">Aylık kullanılan elektrik ve su bedeli her ayın en geç 6. günü kiraya verene ödenecektir. Ödenmemesi, herhangi bir ihtara gerek kalmadan kiracının temerrüt sebebi sayılacaktır.</text:p>
        </text:list-item>
        <text:list-item>
          <text:p text:style-name="P25">Mecurda trapez sac çatı vardır. Hava durumuna bağlı olarak sac çatı, doğası gereği dönem dönem terleme ve damlama yapmaktadır. Kiracı bu gibi durumun, yapacağı işe <text:soft-page-break/>engel teşkil etmediğini, ayıp sayılmayacağını ve zaman içerisinde ihtiyaç duyulursa masrafı kendisine ait olmak üzere tedbir alabileceğini peşinen kabul etmiştir.</text:p>
        </text:list-item>
      </text:list>
      <text:p text:style-name="P14"/>
      <text:p text:style-name="P13">Diğer Şartlar:</text:p>
      <text:p text:style-name="P14"/>
      <text:p text:style-name="P13"/>
      <text:p text:style-name="P13"/>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3" style:display-name="Başlık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Başlık_20_4" style:display-name="Başlık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Alt_20_Bilgi" style:display-name="Alt Bilgi" style:family="paragraph" style:parent-style-name="Header_20_and_20_Footer">
      <style:paragraph-properties fo:hyphenation-ladder-count="no-limit"/>
      <style:text-properties fo:hyphenate="false" loext:hyphenation-no-caps="false"/>
    </style:style>
    <style:style style:name="Üst_20_Bilgi" style:display-name="Üst 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_20_Bilgi_20_Char" style:display-name="Üst 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fo:line-height="100%" fo:text-align="justify" style:justify-single-word="false"/>
    </style:style>
    <style:style style:name="M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MP3"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MT1" style:family="text">
      <style:text-properties style:font-name="Chilanka" style:language-asian="tr" style:country-asian="TR" style:font-name-complex="Times New Roman"/>
    </style:style>
    <style:style style:name="MT2" style:family="text">
      <style:text-properties style:font-name="Bitstream Vera Sans" fo:font-size="11pt" style:font-size-asian="11pt" style:font-name-complex="Tahoma"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text:p text:style-name="MP1"/>
        <text:p text:style-name="MP1"/>
        <text:p text:style-name="MP2"><text:span text:style-name="Varsayılan_20_Paragraf_20_Yazı_20_Tipi"><text:span text:style-name="MT1">METİN ÇELİK </text:span></text:span><text:span text:style-name="Strong_20_Emphasis"><text:span text:style-name="MT2">–</text:span></text:span><text:span text:style-name="Varsayılan_20_Paragraf_20_Yazı_20_Tipi"><text:span text:style-name="MT1"> 374 7156 5288</text:span></text:span></text:p>
        <text:p text:style-name="MP3">Kiraya Veren<text:tab/><text:tab/><text:tab/><text:tab/>Kiracı<text:tab/><text:tab/><text:tab/><text:tab/><text:tab/>Şahit<text:tab/><text:tab/><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09-30T14:13:00Z</meta:creation-date>
    <dc:date>2023-11-17T08:02:51.978995602</dc:date>
    <meta:print-date>2023-11-02T07:25:00Z</meta:print-date>
    <meta:editing-cycles>10</meta:editing-cycles>
    <meta:editing-duration>PT2H39M22S</meta:editing-duration>
    <meta:document-statistic meta:table-count="0" meta:image-count="0" meta:object-count="0" meta:page-count="8" meta:paragraph-count="117" meta:word-count="3095" meta:character-count="23416" meta:non-whitespace-character-count="20303"/>
    <meta:template xlink:type="simple" xlink:actuate="onRequest" xlink:title="" xlink:href="Normal"/>
  </office:meta>
</office:document-meta>
</file>